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MBnzMLo2HbRLWviO52MMAK8NcOdtvS2gmrZq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12:31:28.186543507</meta:creation-date>
    <dc:date>2022-04-21T12:31:45.569580810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2.6.2$Linux_X86_64 LibreOffice_project/20$Build-2</meta:generator>
  </office:meta>
</office:document-meta>
</file>